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uckDev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Reconstructing Zel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pand narrative elements: creating a new story</text:p>
              </text:list-item>
              <text:list-item>
                <text:p>Adapting old gameplay to nowadays standards: experimenting with mechanics</text:p>
              </text:list-item>
              <text:list-item>
                <text:p>It’s Zelda =)… and we love Zeld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Añadir slide individu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team member should talk have his area with a slide:</text:p>
              </text:list-item>
              <text:list-item>
                <text:p/>
              </text:list-item>
              <text:list-item>
                <text:p>- General goals ?</text:p>
              </text:list-item>
              <text:list-item>
                <text:p/>
              </text:list-item>
              <text:list-item>
                <text:p>- Ways to organize.</text:p>
              </text:list-item>
              <text:list-item>
                <text:p/>
              </text:list-item>
              <text:list-item>
                <text:p>- How he/she is making sure his area of responsibility is going to be fulfill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alend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cept discovery document:<text:tab/><text:tab/> March 6th/7th</text:p>
              </text:list-item>
              <text:list-item>
                <text:p>Vertical Slice: <text:tab/><text:tab/><text:tab/><text:tab/><text:tab/><text:tab/><text:tab/><text:tab/> <text:s text:c="3"/>April 6th/7th</text:p>
              </text:list-item>
              <text:list-item>
                <text:p>Alpha: <text:tab/><text:tab/><text:tab/><text:tab/><text:tab/><text:tab/><text:tab/><text:tab/><text:tab/><text:tab/> <text:s text:c="3"/>May 15th/16th</text:p>
              </text:list-item>
              <text:list-item>
                <text:p>Gold:<text:tab/><text:tab/><text:tab/><text:tab/><text:tab/><text:tab/><text:tab/><text:tab/><text:tab/> <text:s/>May 29th/June7t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ed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ollow the development!</text:p>
              </text:list-header>
              <text:list-item>
                <text:p>Twitter: </text:p>
              </text:list-item>
              <text:list-item>
                <text:p>Facebook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7:33:17.431000000</meta:creation-date>
    <dc:date>2017-02-13T17:50:32.328000000</dc:date>
    <meta:editing-duration>PT17M16S</meta:editing-duration>
    <meta:editing-cycles>5</meta:editing-cycles>
    <meta:generator>LibreOffice/5.2.1.2$Windows_x86 LibreOffice_project/31dd62db80d4e60af04904455ec9c9219178d620</meta:generator>
    <meta:document-statistic meta:object-count="41"/>
  </office:meta>
</office:document-meta>
</file>